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74" officeooo:paragraph-rsid="001cb8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09:45:51.632247308</meta:creation-date>
    <dc:date>2018-11-27T09:46:00.595919574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